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417cm" style:rel-column-width="9317*"/>
    </style:style>
    <style:style style:name="Table7.B" style:family="table-column">
      <style:table-column-properties style:column-width="4.789cm" style:rel-column-width="18464*"/>
    </style:style>
    <style:style style:name="Table7.C" style:family="table-column">
      <style:table-column-properties style:column-width="4.86cm" style:rel-column-width="18736*"/>
    </style:style>
    <style:style style:name="Table7.D" style:family="table-column">
      <style:table-column-properties style:column-width="4.934cm" style:rel-column-width="1901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4.051cm" fo:margin-left="1.499cm" fo:margin-right="1.448cm" table:align="margins"/>
    </style:style>
    <style:style style:name="Table9.A" style:family="table-column">
      <style:table-column-properties style:column-width="2.575cm" style:rel-column-width="12012*"/>
    </style:style>
    <style:style style:name="Table9.B" style:family="table-column">
      <style:table-column-properties style:column-width="11.476cm" style:rel-column-width="5352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el2" style:family="table">
      <style:table-properties style:width="13.998cm" fo:margin-left="1.251cm" fo:margin-right="1.75cm" table:align="margins"/>
    </style:style>
    <style:style style:name="Tabel2.A" style:family="table-column">
      <style:table-column-properties style:column-width="3.866cm" style:rel-column-width="2192*"/>
    </style:style>
    <style:style style:name="Tabel2.B" style:family="table-column">
      <style:table-column-properties style:column-width="10.13cm" style:rel-column-width="5743*"/>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background-color="transparent" fo:padding="0.097cm" fo:border-left="0.002cm solid #000000" fo:border-right="none" fo:border-top="none" fo:border-bottom="0.002cm solid #000000">
        <style:background-image/>
      </style:table-cell-properties>
    </style:style>
    <style:style style:name="Tabel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3.998cm" fo:margin-left="1.251cm" fo:margin-right="1.75cm" table:align="margins"/>
    </style:style>
    <style:style style:name="Table2.A" style:family="table-column">
      <style:table-column-properties style:column-width="2.496cm" style:rel-column-width="11684*"/>
    </style:style>
    <style:style style:name="Table2.B" style:family="table-column">
      <style:table-column-properties style:column-width="11.502cm" style:rel-column-width="538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e6e6e6" fo:padding="0.097cm" fo:border-left="0.002cm solid #000000" fo:border-right="none" fo:border-top="none" fo:border-bottom="0.002cm solid #000000">
        <style:background-image/>
      </style:table-cell-properties>
    </style:style>
    <style:style style:name="Table2.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8" style:family="table-cell">
      <style:table-cell-properties fo:background-color="transparent" fo:padding="0.097cm" fo:border-left="0.002cm solid #000000" fo:border-right="none" fo:border-top="none" fo:border-bottom="0.002cm solid #000000">
        <style:background-image/>
      </style:table-cell-properties>
    </style:style>
    <style:style style:name="Table2.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3.959cm" fo:margin-left="1.499cm" fo:margin-right="1.54cm" table:align="margins"/>
    </style:style>
    <style:style style:name="Table14.A" style:family="table-column">
      <style:table-column-properties style:column-width="1.736cm" style:rel-column-width="8149*"/>
    </style:style>
    <style:style style:name="Table14.B" style:family="table-column">
      <style:table-column-properties style:column-width="12.224cm" style:rel-column-width="573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3" style:family="table">
      <style:table-properties style:width="14.303cm" fo:margin-left="1.251cm" fo:margin-right="1.445cm" table:align="margins"/>
    </style:style>
    <style:style style:name="Table3.A" style:family="table-column">
      <style:table-column-properties style:column-width="2.443cm" style:rel-column-width="1385*"/>
    </style:style>
    <style:style style:name="Table3.B" style:family="table-column">
      <style:table-column-properties style:column-width="11.859cm" style:rel-column-width="672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3.959cm" fo:margin-left="1.499cm" fo:margin-right="1.54cm" table:align="margins"/>
    </style:style>
    <style:style style:name="Table8.A" style:family="table-column">
      <style:table-column-properties style:column-width="3.903cm" style:rel-column-width="18327*"/>
    </style:style>
    <style:style style:name="Table8.B" style:family="table-column">
      <style:table-column-properties style:column-width="10.056cm" style:rel-column-width="472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7" style:family="table-cell">
      <style:table-cell-properties fo:background-color="#e6e6e6" fo:padding="0.097cm" fo:border-left="0.002cm solid #000000" fo:border-right="none" fo:border-top="none" fo:border-bottom="0.002cm solid #000000">
        <style:background-image/>
      </style:table-cell-properties>
    </style:style>
    <style:style style:name="Table8.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 style:family="table">
      <style:table-properties style:width="13.644cm" fo:margin-left="1.452cm" fo:margin-right="1.903cm" table:align="margins"/>
    </style:style>
    <style:style style:name="Table17.A" style:family="table-column">
      <style:table-column-properties style:column-width="2.233cm" style:rel-column-width="10728*"/>
    </style:style>
    <style:style style:name="Table17.B" style:family="table-column">
      <style:table-column-properties style:column-width="11.411cm" style:rel-column-width="5480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4.254cm" fo:margin-left="1.27cm" fo:margin-right="1.475cm" table:align="margins"/>
    </style:style>
    <style:style style:name="Table16.A" style:family="table-column">
      <style:table-column-properties style:column-width="3.819cm" style:rel-column-width="2165*"/>
    </style:style>
    <style:style style:name="Table16.B" style:family="table-column">
      <style:table-column-properties style:column-width="10.433cm" style:rel-column-width="591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3" style:family="table">
      <style:table-properties style:width="13.914cm" fo:margin-left="1.499cm" fo:margin-right="1.586cm" table:align="margins"/>
    </style:style>
    <style:style style:name="Table13.A" style:family="table-column">
      <style:table-column-properties style:column-width="4.154cm" style:rel-column-width="19564*"/>
    </style:style>
    <style:style style:name="Table13.B" style:family="table-column">
      <style:table-column-properties style:column-width="9.76cm" style:rel-column-width="45971*"/>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6" style:family="table-cell">
      <style:table-cell-properties fo:background-color="#e6e6e6" fo:padding="0.097cm" fo:border-left="0.002cm solid #000000" fo:border-right="none" fo:border-top="none" fo:border-bottom="0.002cm solid #000000">
        <style:background-image/>
      </style:table-cell-properties>
    </style:style>
    <style:style style:name="Table13.B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2" style:family="table">
      <style:table-properties style:width="16.999cm" table:align="margins"/>
    </style:style>
    <style:style style:name="Table12.A" style:family="table-column">
      <style:table-column-properties style:column-width="2.304cm" style:rel-column-width="8883*"/>
    </style:style>
    <style:style style:name="Table12.B" style:family="table-column">
      <style:table-column-properties style:column-width="7.664cm" style:rel-column-width="29546*"/>
    </style:style>
    <style:style style:name="Table12.C" style:family="table-column">
      <style:table-column-properties style:column-width="7.031cm" style:rel-column-width="2710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el1" style:family="table">
      <style:table-properties style:width="7.467cm" table:align="margins" style:shadow="none"/>
    </style:style>
    <style:style style:name="Tabel1.A" style:family="table-column">
      <style:table-column-properties style:column-width="2.295cm" style:rel-column-width="1301*"/>
    </style:style>
    <style:style style:name="Tabel1.B" style:family="table-column">
      <style:table-column-properties style:column-width="5.17cm" style:rel-column-width="2931*"/>
    </style:style>
    <style:style style:name="Tabel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6.844cm" style:rel-column-width="26388*"/>
    </style:style>
    <style:style style:name="Table1.B" style:family="table-column">
      <style:table-column-properties style:column-width="10.155cm" style:rel-column-width="39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027cm" style:rel-column-width="30951*"/>
    </style:style>
    <style:style style:name="Table15.B" style:family="table-column">
      <style:table-column-properties style:column-width="8.971cm" style:rel-column-width="3458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Standard" style:list-style-name="L3">
      <style:paragraph-properties fo:margin-left="1.505cm" fo:margin-right="1.461cm" fo:text-indent="0cm" style:auto-text-indent="false"/>
      <style:text-properties fo:font-size="10pt" style:font-size-asian="10pt" style:font-size-complex="10pt"/>
    </style:style>
    <style:style style:name="P11" style:family="paragraph" style:parent-style-name="Heading_20_5">
      <style:paragraph-properties fo:background-color="#e6e6e6">
        <style:background-image/>
      </style:paragraph-properties>
    </style:style>
    <style:style style:name="P12" style:family="paragraph" style:parent-style-name="Standard">
      <style:paragraph-properties fo:background-color="#e6e6e6">
        <style:background-image/>
      </style:paragraph-properties>
      <style:text-properties fo:font-size="10pt" style:font-size-asian="10pt" style:font-size-complex="10pt"/>
    </style:style>
    <style:style style:name="P13" style:family="paragraph" style:parent-style-name="Standard">
      <style:text-properties style:font-name="Courier New" fo:font-size="9pt" style:font-size-asian="9pt" style:font-size-complex="9pt"/>
    </style:style>
    <style:style style:name="P14" style:family="paragraph" style:parent-style-name="Heading_20_4">
      <style:paragraph-properties fo:background-color="#e6e6e6">
        <style:background-image/>
      </style:paragraph-properties>
    </style:style>
    <style:style style:name="P15" style:family="paragraph" style:parent-style-name="Standard">
      <style:paragraph-properties fo:margin-left="1.505cm" fo:margin-right="0cm" fo:text-indent="0cm" style:auto-text-indent="false" fo:background-color="#e6e6e6">
        <style:background-image/>
      </style:paragraph-properties>
      <style:text-properties style:font-name="Courier New" fo:font-size="9pt" style:font-size-asian="9pt" style:font-size-complex="9pt"/>
    </style:style>
    <style:style style:name="P16"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paragraph-properties fo:margin-left="0.496cm" fo:margin-right="0.815cm" fo:text-indent="0cm" style:auto-text-indent="false"/>
      <style:text-properties fo:font-size="8pt" style:font-size-asian="8pt" style:font-size-complex="8pt"/>
    </style:style>
    <style:style style:name="P28" style:family="paragraph" style:parent-style-name="Heading_20_3">
      <style:text-properties fo:font-size="10pt" style:font-size-asian="10pt" style:font-size-complex="10pt"/>
    </style:style>
    <style:style style:name="P29" style:family="paragraph" style:parent-style-name="Standard" style:list-style-name="L5">
      <style:text-properties fo:font-size="10pt" style:font-size-asian="10pt" style:font-size-complex="10pt"/>
    </style:style>
    <style:style style:name="P30" style:family="paragraph" style:parent-style-name="Heading_20_4">
      <style:text-properties fo:font-size="10pt" style:font-size-asian="10pt" style:font-size-complex="10pt"/>
    </style:style>
    <style:style style:name="P31" style:family="paragraph" style:parent-style-name="Standard" style:list-style-name="L6">
      <style:paragraph-properties fo:margin-left="1.483cm" fo:margin-right="1.461cm" fo:text-indent="0cm" style:auto-text-indent="false"/>
      <style:text-properties fo:font-size="10pt" style:font-size-asian="10pt" style:font-size-complex="10pt"/>
    </style:style>
    <style:style style:name="P32" style:family="paragraph" style:parent-style-name="Standard">
      <style:text-properties fo:font-size="10pt" fo:font-weight="normal" style:font-size-asian="10pt" style:font-weight-asian="normal" style:font-size-complex="10pt"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text-properties style:font-name="Courier New" fo:font-size="9pt" fo:font-weight="normal" style:font-size-asian="9pt" style:font-weight-asian="normal" style:font-size-complex="9pt" style:font-weight-complex="normal"/>
    </style:style>
    <style:style style:name="P35"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36" style:family="paragraph" style:parent-style-name="Table_20_Contents" style:list-style-name="L8">
      <style:text-properties style:font-name="Times New Roman" fo:font-size="10pt" fo:font-weight="normal" style:font-size-asian="10pt" style:font-weight-asian="normal" style:font-size-complex="10pt" style:font-weight-complex="normal"/>
    </style:style>
    <style:style style:name="P37" style:family="paragraph" style:parent-style-name="Heading_20_4">
      <style:paragraph-properties fo:background-color="#e6e6e6">
        <style:background-image/>
      </style:paragraph-properties>
      <style:text-properties fo:background-color="transparent"/>
    </style:style>
    <style:style style:name="P38"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39"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40" style:family="paragraph" style:parent-style-name="Standard">
      <style:text-properties style:font-name="Times New Roman" fo:font-size="10pt" fo:font-weight="normal" style:font-size-asian="10pt" style:font-weight-asian="normal" style:font-size-complex="10pt" style:font-weight-complex="normal"/>
    </style:style>
    <style:style style:name="P41" style:family="paragraph" style:parent-style-name="Standard">
      <style:paragraph-properties>
        <style:tab-stops>
          <style:tab-stop style:position="6.41cm"/>
        </style:tab-stops>
      </style:paragraph-properties>
      <style:text-properties fo:font-size="10pt" style:font-size-asian="10pt" style:font-size-complex="10pt"/>
    </style:style>
    <style:style style:name="P42" style:family="paragraph" style:parent-style-name="Standard">
      <style:text-properties style:font-name="Courier New" fo:font-size="8pt" style:font-size-asian="8pt" style:font-size-complex="8pt"/>
    </style:style>
    <style:style style:name="P43" style:family="paragraph" style:parent-style-name="Standard">
      <style:paragraph-properties fo:background-color="transparent">
        <style:background-image/>
      </style:paragraph-properties>
      <style:text-properties fo:font-size="10pt" style:font-size-asian="10pt" style:font-size-complex="10pt"/>
    </style:style>
    <style:style style:name="P44" style:family="paragraph" style:parent-style-name="Text_20_body">
      <style:text-properties style:font-name="Courier New" fo:font-size="9pt" style:font-size-asian="9pt" style:font-size-complex="9pt"/>
    </style:style>
    <style:style style:name="P45" style:family="paragraph" style:parent-style-name="Text_20_body">
      <style:text-properties style:font-name="Courier New" fo:font-size="7pt" style:font-size-asian="7pt" style:font-size-complex="7pt"/>
    </style:style>
    <style:style style:name="P46" style:family="paragraph" style:parent-style-name="Text_20_body">
      <style:paragraph-properties fo:margin-top="0cm" fo:margin-bottom="0.212cm"/>
    </style:style>
    <style:style style:name="P47" style:family="paragraph" style:parent-style-name="Standard">
      <style:paragraph-properties fo:margin-left="1.505cm" fo:margin-right="0cm" fo:text-indent="0cm" style:auto-text-indent="false"/>
      <style:text-properties style:font-name="Courier New" fo:font-size="9pt" style:font-size-asian="9pt" style:font-size-complex="9pt"/>
    </style:style>
    <style:style style:name="P48"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49" style:family="paragraph" style:parent-style-name="Standard" style:list-style-name="L9">
      <style:paragraph-properties fo:margin-left="1.251cm" fo:margin-right="1.483cm" fo:text-indent="0cm" style:auto-text-indent="false"/>
      <style:text-properties fo:font-size="10pt" style:font-size-asian="10pt" style:font-size-complex="10pt"/>
    </style:style>
    <style:style style:name="P50"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fo:font-size="10pt" style:font-size-asian="10pt" style:font-size-complex="10pt"/>
    </style:style>
    <style:style style:name="P53" style:family="paragraph" style:parent-style-name="Standard" style:list-style-name="L10">
      <style:paragraph-properties fo:margin-left="1.251cm" fo:margin-right="2.6cm" fo:text-indent="0cm" style:auto-text-indent="false"/>
      <style:text-properties fo:font-size="10pt" style:font-size-asian="10pt" style:font-size-complex="10pt"/>
    </style:style>
    <style:style style:name="P54" style:family="paragraph" style:parent-style-name="Standard" style:list-style-name="L10">
      <style:paragraph-properties fo:margin-left="1.251cm" fo:margin-right="2.6cm" fo:text-indent="0cm" style:auto-text-indent="false"/>
    </style:style>
    <style:style style:name="P55"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Heading_20_4">
      <style:paragraph-properties fo:background-color="transparent">
        <style:background-image/>
      </style:paragraph-properties>
    </style:style>
    <style:style style:name="P59" style:family="paragraph" style:parent-style-name="Standard">
      <style:paragraph-properties fo:margin-left="1.254cm" fo:margin-right="0cm" fo:text-indent="0cm" style:auto-text-indent="false" fo:background-color="transparent">
        <style:tab-stops/>
        <style:background-image/>
      </style:paragraph-properties>
      <style:text-properties style:font-name="Courier New" fo:font-size="9pt" style:font-size-asian="9pt" style:font-size-complex="9pt"/>
    </style:style>
    <style:style style:name="P6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66"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67" style:family="paragraph" style:parent-style-name="Standard">
      <style:text-properties style:font-name="Times New Roman" fo:font-size="10pt" fo:font-style="normal" style:font-size-asian="10pt" style:font-style-asian="normal" style:font-size-complex="10pt" style:font-style-complex="normal"/>
    </style:style>
    <style:style style:name="P68" style:family="paragraph" style:parent-style-name="Preformatted_20_Text">
      <style:text-properties fo:font-size="9pt" style:font-size-asian="9pt" style:font-size-complex="9pt"/>
    </style:style>
    <style:style style:name="P69" style:family="paragraph" style:parent-style-name="Preformatted_20_Text">
      <style:paragraph-properties fo:margin-top="0cm" fo:margin-bottom="0.499cm"/>
      <style:text-properties fo:font-size="9pt" style:font-size-asian="9pt" style:font-size-complex="9pt"/>
    </style:style>
    <style:style style:name="P70" style:family="paragraph" style:parent-style-name="Text_20_body">
      <style:text-properties fo:font-style="normal" style:font-style-asian="normal" style:font-style-complex="normal"/>
    </style:style>
    <style:style style:name="P71" style:family="paragraph" style:parent-style-name="Text_20_body">
      <style:text-properties style:font-name="Times New Roman" fo:font-size="10pt" fo:font-style="normal" style:font-size-asian="10pt" style:font-style-asian="normal" style:font-size-complex="10pt" style:font-style-complex="normal"/>
    </style:style>
    <style:style style:name="P72" style:family="paragraph" style:parent-style-name="Standard">
      <style:paragraph-properties fo:margin-left="1.251cm" fo:margin-right="0cm" fo:text-indent="0cm" style:auto-text-indent="false"/>
      <style:text-properties fo:font-size="10pt" style:font-size-asian="10pt" style:font-size-complex="10pt"/>
    </style:style>
    <style:style style:name="P73" style:family="paragraph" style:parent-style-name="Standard" style:list-style-name="L11">
      <style:paragraph-properties fo:margin-left="2.501cm" fo:margin-right="1.483cm" fo:text-indent="0cm" style:auto-text-indent="false"/>
      <style:text-properties fo:font-size="10pt" style:font-size-asian="10pt" style:font-size-complex="10pt"/>
    </style:style>
    <style:style style:name="P74" style:family="paragraph" style:parent-style-name="Heading_20_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position="-25% 100%"/>
    </style:style>
    <style:style style:name="T9" style:family="text">
      <style:text-properties style:font-name="Times New Roman"/>
    </style:style>
    <style:style style:name="T10" style:family="text">
      <style:text-properties style:font-name="Courier New" fo:font-size="10pt" style:font-size-asian="10pt" style:font-size-complex="10pt"/>
    </style:style>
    <style:style style:name="T11" style:family="text">
      <style:text-properties style:font-name="Courier New" fo:font-size="10pt" fo:font-style="italic" style:font-size-asian="10pt" style:font-style-asian="italic" style:font-size-complex="10pt" style:font-style-complex="italic"/>
    </style:style>
    <style:style style:name="T12" style:family="text">
      <style:text-properties style:font-name="Courier New" fo:font-size="9pt" style:font-size-asian="9pt" style:font-size-complex="9pt"/>
    </style:style>
    <style:style style:name="T13" style:family="text">
      <style:text-properties style:font-name="Courier New"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urier New" fo:font-style="italic" fo:font-weight="normal" style:font-style-asian="italic" style:font-weight-asian="normal" style:font-style-complex="italic" style:font-weight-complex="normal"/>
    </style:style>
    <style:style style:name="T16" style:family="text">
      <style:text-properties style:font-name="Courier New" fo:font-size="9pt" fo:font-style="italic" style:font-size-asian="9pt" style:font-style-asian="italic" style:font-size-complex="9pt" style:font-style-complex="italic"/>
    </style:style>
    <style:style style:name="T17" style:family="text">
      <style:text-properties style:font-name="Courier New" fo:font-size="8pt" style:font-size-asian="8pt" style:font-size-complex="8pt"/>
    </style:style>
    <style:style style:name="T18" style:family="text">
      <style:text-properties style:font-name="Courier New1" fo:font-size="9pt"/>
    </style:style>
    <style:style style:name="T19" style:family="text">
      <style:text-properties style:font-name="Courier New1" fo:font-size="9pt" style:font-size-asian="10pt" style:font-size-complex="10pt"/>
    </style:style>
    <style:style style:name="T20" style:family="text">
      <style:text-properties style:font-name="Courier New" fo:font-size="12pt" style:font-size-asian="12pt" style:font-size-complex="12pt"/>
    </style:style>
    <style:style style:name="T21" style:family="text">
      <style:text-properties style:font-name="Courier New" fo:font-size="9pt" fo:font-style="normal" style:font-size-asian="9pt" style:font-style-asian="normal" style:font-size-complex="9pt" style:font-style-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weight="normal" style:font-size-asian="10pt" style:font-weight-asian="normal" style:font-size-complex="10pt" style:font-weight-complex="normal"/>
    </style:style>
    <style:style style:name="T24" style:family="text">
      <style:text-properties fo:font-size="10pt" fo:font-weight="normal" style:font-size-asian="10pt" style:font-weight-asian="normal" style:font-size-complex="10pt" style:font-weight-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style:num-suffix="." style:num-format="i" text:start-value="4">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2">Jeroen Hellingman</text:p>
      <text:p text:style-name="P1"/>
      <text:p text:style-name="P1">Version 0.3, 30 March 2007.</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2">http://www.tei-c.org/Lite/teiu5_en.html.</text:span></text:a><text:span text:style-name="T1"> They are inspired by, and often follow the Wisconsin University </text:span><text:span text:style-name="T3">Guidelines for Markup of Electronic Texts</text:span><text:span text:style-name="T1">, published at </text:span><text:a xlink:type="simple" xlink:href="http://www.library.wisc.edu/help/tech/TEI/guidelines.html"><text:span text:style-name="T2">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I guidelines for Project Gutenberg<text:tab/>1</text:p>
          <text:p text:style-name="P4">Introduction<text:tab/>1</text:p>
          <text:p text:style-name="P4">Markup Guidelines and Conventions<text:tab/>2</text:p>
          <text:p text:style-name="P5">Guiding Principles<text:tab/>2</text:p>
          <text:p text:style-name="P5">A Note on Transformations<text:tab/>3</text:p>
          <text:p text:style-name="P5">SGML versus XML<text:tab/>3</text:p>
          <text:p text:style-name="P5">Character Sets and Special Characters.<text:tab/>3</text:p>
          <text:p text:style-name="P6">SGML<text:tab/>3</text:p>
          <text:p text:style-name="P7">Fractions<text:tab/>3</text:p>
          <text:p text:style-name="P7">Special filling characters for leaders<text:tab/>4</text:p>
          <text:p text:style-name="P6">XML<text:tab/>4</text:p>
          <text:p text:style-name="P5">The TEI Header<text:tab/>4</text:p>
          <text:p text:style-name="P6">Extensions to TEI<text:tab/>4</text:p>
          <text:p text:style-name="P5">The Body<text:tab/>4</text:p>
          <text:p text:style-name="P5">The Title Page<text:tab/>5</text:p>
          <text:p text:style-name="P5">The Main Text Divisions<text:tab/>5</text:p>
          <text:p text:style-name="P5">Headings<text:tab/>6</text:p>
          <text:p text:style-name="P5">Tables of Contents<text:tab/>7</text:p>
          <text:p text:style-name="P6">Table of contents as list<text:tab/>7</text:p>
          <text:p text:style-name="P6">Table of contents as table<text:tab/>7</text:p>
          <text:p text:style-name="P6">Table of contents as sequence of paragraphs<text:tab/>7</text:p>
          <text:p text:style-name="P6">Rationale for keeping original tables of contents<text:tab/>7</text:p>
          <text:p text:style-name="P5">Generated Divisions<text:tab/>7</text:p>
          <text:p text:style-name="P6">Extension to TEI<text:tab/>8</text:p>
          <text:p text:style-name="P5">Poetry<text:tab/>8</text:p>
          <text:p text:style-name="P5">Lists<text:tab/>8</text:p>
          <text:p text:style-name="P5">Tables<text:tab/>8</text:p>
          <text:p text:style-name="P6">Extension to TEILite<text:tab/>9</text:p>
          <text:p text:style-name="P6">Alternative Table Model<text:tab/>9</text:p>
          <text:p text:style-name="P5">Notes<text:tab/>9</text:p>
          <text:p text:style-name="P5">Figures<text:tab/>10</text:p>
          <text:p text:style-name="P6">Extension to TEILite<text:tab/>10</text:p>
          <text:p text:style-name="P5">Working with imageinfo.xml<text:tab/>10</text:p>
          <text:p text:style-name="P5">Decorations with chapter headings<text:tab/>11</text:p>
          <text:p text:style-name="P5">Decorative Initials<text:tab/>11</text:p>
          <text:p text:style-name="P5">Quotations<text:tab/>11</text:p>
          <text:p text:style-name="P5">Letters<text:tab/>11</text:p>
          <text:p text:style-name="P5">Highlighting<text:tab/>11</text:p>
          <text:p text:style-name="P5">Abbreviations and Expansions<text:tab/>11</text:p>
          <text:p text:style-name="P5">Index Entries<text:tab/>12</text:p>
          <text:p text:style-name="P5">Hyphenation<text:tab/>12</text:p>
          <text:p text:style-name="P5">Capitalization<text:tab/>12</text:p>
          <text:p text:style-name="P5">Spaces<text:tab/>12</text:p>
          <text:p text:style-name="P5">Errors and Corrections<text:tab/>12</text:p>
          <text:p text:style-name="P5">Obsolete Units of Measurement<text:tab/>12</text:p>
          <text:p text:style-name="P5">Spelling<text:tab/>13</text:p>
          <text:p text:style-name="P5">Running Headers and footers<text:tab/>13</text:p>
          <text:p text:style-name="P5">Page breaks<text:tab/>13</text:p>
          <text:p text:style-name="P5">Thematic breaks<text:tab/>13</text:p>
          <text:p text:style-name="P5">References to pages<text:tab/>13</text:p>
          <text:p text:style-name="P5">Internationalization and Localization<text:tab/>14</text:p>
          <text:p text:style-name="P6">Language tagging<text:tab/>14</text:p>
          <text:p text:style-name="P5">Using the Rend Attribute<text:tab/>14</text:p>
          <text:p text:style-name="P6">Simple<text:tab/>14</text:p>
          <text:p text:style-name="P6">Rendition ladders<text:tab/>15</text:p>
          <text:p text:style-name="P6">CSS based<text:tab/>16</text:p>
          <text:p text:style-name="P5">Comments<text:tab/>16</text:p>
          <text:p text:style-name="P4">Rendering and Presentation<text:tab/>16</text:p>
          <text:p text:style-name="P5">Available XSLT Style Sheets<text:tab/>16</text:p>
          <text:p text:style-name="P5">Available CSS Style Sheets<text:tab/>16</text:p>
          <text:p text:style-name="P6">Arctic Blue<text:tab/>16</text:p>
          <text:p text:style-name="P6">Amazon Green<text:tab/>16</text:p>
          <text:p text:style-name="P6">Borneo Brown<text:tab/>16</text:p>
          <text:p text:style-name="P6">Bohemian Crystal<text:tab/>16</text:p>
          <text:p text:style-name="P6">Modern Print<text:tab/>17</text:p>
          <text:p text:style-name="P6">Classical Print<text:tab/>17</text:p>
          <text:p text:style-name="P5">Custom Style Sheets<text:tab/>17</text:p>
          <text:p text:style-name="P4">Verification process<text:tab/>17</text:p>
          <text:p text:style-name="P4">Standard DTD’s, Schemes, and Style Sheets<text:tab/>17</text:p>
          <text:p text:style-name="P5">Required tools<text:tab/>18</text:p>
          <text:p text:style-name="P6">Validation SGML<text:tab/>18</text:p>
          <text:p text:style-name="P6">Conversion SGML to XML<text:tab/>18</text:p>
          <text:p text:style-name="P6">Validation XML<text:tab/>18</text:p>
          <text:p text:style-name="P6">Conversion XML to HTML<text:tab/>18</text:p>
          <text:p text:style-name="P6">Validation HTML and CSS<text:tab/>18</text:p>
          <text:p text:style-name="P6">Conversion XML to Plain Text<text:tab/>18</text:p>
          <text:p text:style-name="P6">Validation Plain Text<text:tab/>18</text:p>
          <text:p text:style-name="P4">Localization of the XSLT stylesheet<text:tab/>18</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text:style-name="L1">
        <text:list-item>
          <text:p text:style-name="P8">Tags supplement the plain text content of the transcribed work. They do not replace content. When all tags are to be removed from the file, the remaining text should reflect the original source text as much as possible.</text:p>
        </text:list-item>
        <text:list-item>
          <text:p text:style-name="P8">Tags are semantic: they reflect as much as possible the function of a certain part of the text, not its appearance.</text:p>
        </text:list-item>
        <text:list-item>
          <text:p text:style-name="P8">The <text:span text:style-name="T6">rend</text:span> attribute in tags are intended as formatting hints only. Ignoring them fully or partially should not render a text incomprehensible.</text:p>
        </text:list-item>
        <text:list-item>
          <text:p text:style-name="P8">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A Note on Transformations</text:h>
      <text:p text:style-name="Text_20_body">The TEI source will typically not be used directly, but converted to various output formats, to wit:</text:p>
      <text:list text:style-name="L2">
        <text:list-item>
          <text:p text:style-name="P9">HTML for viewing in a browser</text:p>
        </text:list-item>
        <text:list-item>
          <text:p text:style-name="P9">Text for reading on simple devices</text:p>
        </text:list-item>
        <text:list-item>
          <text:p text:style-name="P9">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ref element should not contain corr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text:style-name="L3">
        <text:list-item>
          <text:p text:style-name="P10">The standard SGML ISO 8859 entity sets.</text:p>
        </text:list-item>
        <text:list-item>
          <text:p text:style-name="P10">The other declared entity sets that come with the TEI DTD.</text:p>
        </text:list-item>
        <text:list-item>
          <text:p text:style-name="P1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10">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11" text:outline-level="5">Special filling characters for leaders</text:h>
      <text:p text:style-name="P12"/>
      <text:p text:style-name="P12">&amp;dotfil;<text:tab/></text:p>
      <text:p text:style-name="P12">&amp;dashfil;</text:p>
      <text:p text:style-name="P12">&amp;linefil;</text:p>
      <text:p text:style-name="P12">&amp;spacefil;</text:p>
      <text:p text:style-name="P12"/>
      <text:p text:style-name="P12">These are roughly equivalent to T<text:span text:style-name="T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text:p>
      <text:p text:style-name="P1"/>
      <table:table table:name="Table5" table:style-name="Table5">
        <table:table-column table:style-name="Table5.A"/>
        <table:table-column table:style-name="Table5.B"/>
        <table:table-header-rows>
          <table:table-row>
            <table:table-cell table:style-name="Table5.A1" office:value-type="string">
              <text:p text:style-name="P13">&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3">&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3">&lt;idno type=PGClearance&gt;1234name&lt;/idno&gt;</text:p>
          </table:table-cell>
          <table:table-cell table:style-name="Table5.B2" office:value-type="string">
            <text:p text:style-name="P1">The PG Clearance number.</text:p>
          </table:table-cell>
        </table:table-row>
      </table:table>
      <text:p text:style-name="P1"/>
      <text:p text:style-name="P1">The <text:span text:style-name="T6">&lt;availability&gt;</text:span> element should include the following text.</text:p>
      <text:p text:style-name="P1"/>
      <text:h text:style-name="P14" text:outline-level="4">Extensions to TEI</text:h>
      <text:p text:style-name="P12">The <text:span text:style-name="T6">nfc</text:span> attribute on <text:span text:style-name="T6">&lt;title&gt;</text:span> elements is used to indicate the number of non-filing characters, used when sorting a title.</text:p>
      <text:p text:style-name="P12"/>
      <text:p text:style-name="P15">&lt;title nfc=4&gt;The Return of the King&lt;/title&gt;</text:p>
      <text:p text:style-name="P15">&lt;title nfc=3&gt;An Introduction to Mathematics&lt;/title&gt;</text:p>
      <text:p text:style-name="P12"/>
      <text:p text:style-name="P12">The <text:span text:style-name="T6">sortkey</text:span> attribute on <text:span text:style-name="T6">&lt;author&gt;</text:span><text:span text:style-name="T9"> and related elements i</text:span>s used to supply an ASCII-only sort key for a name.</text:p>
      <text:p text:style-name="P12"/>
      <text:p text:style-name="P16"><text:tab/>&lt;author sortkey=”Rhijn, Rembrandt van”&gt;Rembrandt van Rhijn&lt;/author&gt;</text:p>
      <text:p text:style-name="P16"><text:tab/>&lt;author sortkey=”MacKenzee, John”&gt;John McKenzee&lt;/author&gt;</text:p>
      <text:p text:style-name="P16"><text:tab/>&lt;author sortkey=”Hotel, Desire l’”&gt;Desiré l’Hôtel&lt;/author&gt;</text:p>
      <text:p text:style-name="P16"/>
      <text:h text:style-name="Heading_20_3" text:outline-level="3">The Body</text:h>
      <text:p text:style-name="Standard"><text:span text:style-name="T1">A document is typically divided in front matter, body text, and back matter, encoded in </text:span><text:span text:style-name="T10">&lt;front&gt;</text:span><text:span text:style-name="T1">, </text:span><text:span text:style-name="T10">&lt;body&gt;</text:span><text:span text:style-name="T1">, and </text:span><text:span text:style-name="T10">&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17">Front matter</text:p>
            </table:table-cell>
            <table:table-cell table:style-name="Table6.A1" office:value-type="string">
              <text:p text:style-name="P17">Body text</text:p>
            </table:table-cell>
            <table:table-cell table:style-name="Table6.C1" office:value-type="string">
              <text:p text:style-name="P17">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10">&lt;div1&gt;</text:span><text:span text:style-name="T1"> through </text:span><text:span text:style-name="T10">&lt;div7&gt;</text:span><text:span text:style-name="T1"> elements. In practice, </text:span><text:span text:style-name="T10">&lt;div2&gt;</text:span><text:span text:style-name="T1"> or </text:span><text:span text:style-name="T10">&lt;div3&gt;</text:span><text:span text:style-name="T1"> will be the deepest level. Since TEI doesn’t allow </text:span><text:span text:style-name="T10">&lt;div0&gt;</text:span><text:span text:style-name="T1"> in the front and back matter, we always start with </text:span><text:span text:style-name="T10">&lt;div1&gt;</text:span><text:span text:style-name="T1">, even in the body text. However, in a few cases, it may also be desirable to uses the </text:span><text:span text:style-name="T10">&lt;div0&gt;</text:span><text:span text:style-name="T1"> element in the body text. We do </text:span><text:span text:style-name="T3">not</text:span><text:span text:style-name="T1"> use the unnumbered </text:span><text:span text:style-name="T10">&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
            </table:table-cell>
            <table:table-cell table:style-name="Table7.A1" office:value-type="string">
              <text:p text:style-name="P18">Front Matter</text:p>
            </table:table-cell>
            <table:table-cell table:style-name="Table7.A1" office:value-type="string">
              <text:p text:style-name="P18">Body Text</text:p>
            </table:table-cell>
            <table:table-cell table:style-name="Table7.D1" office:value-type="string">
              <text:p text:style-name="P18">Back matter</text:p>
            </table:table-cell>
          </table:table-row>
        </table:table-header-rows>
        <table:table-row>
          <table:table-cell table:style-name="Table7.A2" office:value-type="string">
            <text:p text:style-name="P19">div0</text:p>
          </table:table-cell>
          <table:table-cell table:style-name="Table7.A2" office:value-type="string">
            <text:p text:style-name="P20">Not used</text:p>
          </table:table-cell>
          <table:table-cell table:style-name="Table7.A2" office:value-type="string">
            <text:p text:style-name="P21">Book (<text:span text:style-name="T4">default</text:span>)<text:line-break/>Volume<text:line-break/>Part</text:p>
          </table:table-cell>
          <table:table-cell table:style-name="Table7.D2" office:value-type="string">
            <text:p text:style-name="P20">Not used</text:p>
          </table:table-cell>
        </table:table-row>
        <table:table-row>
          <table:table-cell table:style-name="Table7.A2" office:value-type="string">
            <text:p text:style-name="P19">div1</text:p>
          </table:table-cell>
          <table:table-cell table:style-name="Table7.A2" office:value-type="string">
            <text:p text:style-name="P21">French Title<text:line-break/>Title Page<text:line-break/>Copyright<text:line-break/>Dedication<text:line-break/>Contents<text:line-break/>Preface<text:line-break/>Foreword</text:p>
            <text:p text:style-name="P21">Colophon</text:p>
            <text:p text:style-name="P21">Frontispiece</text:p>
            <text:p text:style-name="P21">Cover</text:p>
            <text:p text:style-name="P21">Spine</text:p>
            <text:p text:style-name="P21"/>
          </table:table-cell>
          <table:table-cell table:style-name="Table7.A2" office:value-type="string">
            <text:p text:style-name="P21">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21">Appendix (<text:span text:style-name="T4">default</text:span>)<text:line-break/>Bibliography<text:line-break/>Epilogue<text:line-break/>Index</text:p>
            <text:p text:style-name="P21">Colophon</text:p>
            <text:p text:style-name="P21">Cover</text:p>
          </table:table-cell>
        </table:table-row>
        <table:table-row>
          <table:table-cell table:style-name="Table7.A2" office:value-type="string">
            <text:p text:style-name="P19">div2...div7</text:p>
          </table:table-cell>
          <table:table-cell table:style-name="Table7.A2" office:value-type="string">
            <text:p text:style-name="P21"/>
          </table:table-cell>
          <table:table-cell table:style-name="Table7.A2" office:value-type="string">
            <text:p text:style-name="P21">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21"/>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9"> (default)</text:span>, <text:span text:style-name="T6">sub</text:span>, or <text:span text:style-name="T6">label</text:span><text:span text:style-name="T9">.</text:span></text:p>
      <text:p text:style-name="P22"/>
      <table:table table:name="Table9" table:style-name="Table9">
        <table:table-column table:style-name="Table9.A"/>
        <table:table-column table:style-name="Table9.B"/>
        <table:table-header-rows>
          <table:table-row>
            <table:table-cell table:style-name="Table9.A1" office:value-type="string">
              <text:p text:style-name="P23">main</text:p>
            </table:table-cell>
            <table:table-cell table:style-name="Table9.B1" office:value-type="string">
              <text:p text:style-name="P22">The heading indicates the main title of the chapter (default).</text:p>
            </table:table-cell>
          </table:table-row>
        </table:table-header-rows>
        <table:table-row>
          <table:table-cell table:style-name="Table9.A2" office:value-type="string">
            <text:p text:style-name="P23">sub</text:p>
          </table:table-cell>
          <table:table-cell table:style-name="Table9.B2" office:value-type="string">
            <text:p text:style-name="P22">The heading indicates a subtitle.</text:p>
          </table:table-cell>
        </table:table-row>
        <table:table-row>
          <table:table-cell table:style-name="Table9.A2" office:value-type="string">
            <text:p text:style-name="P23">super</text:p>
          </table:table-cell>
          <table:table-cell table:style-name="Table9.B2" office:value-type="string">
            <text:p text:style-name="P22">The heading indicates a title of a higher division. Typically used if the main title of a book is repeated on the first page of the first chapter.</text:p>
          </table:table-cell>
        </table:table-row>
        <table:table-row>
          <table:table-cell table:style-name="Table9.A2" office:value-type="string">
            <text:p text:style-name="P23">label</text:p>
          </table:table-cell>
          <table:table-cell table:style-name="Table9.B2" office:value-type="string">
            <text:p text:style-name="P22">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23">duplicate</text:p>
          </table:table-cell>
          <table:table-cell table:style-name="Table9.B2" office:value-type="string">
            <text:p text:style-name="P22">The heading is a duplicate heading.</text:p>
          </table:table-cell>
        </table:table-row>
      </table:table>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24">Source</text:p>
            </table:table-cell>
            <table:table-cell table:style-name="Table4.B1" office:value-type="string">
              <text:p text:style-name="P24">Mark up</text:p>
            </table:table-cell>
          </table:table-row>
        </table:table-header-rows>
        <table:table-row>
          <table:table-cell table:style-name="Table4.A2" office:value-type="string">
            <text:p text:style-name="P25">CHAPTER IV</text:p>
            <text:p text:style-name="P26"/>
            <text:p text:style-name="P25">The Story of Mr. Smith</text:p>
            <text:p text:style-name="P1"/>
            <text:p text:style-name="P27">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3">&lt;div1 type=Chapter n=IV&gt;</text:p>
            <text:p text:style-name="P13">&lt;head type=label&gt;Chapter IV&lt;/head&gt;</text:p>
            <text:p text:style-name="P13">&lt;head&gt;The Story of Mr. Smith&lt;/head&gt;</text:p>
            <text:p text:style-name="P13"/>
            <text:p text:style-name="P13">&lt;argument&gt;&lt;p&gt;How Mr. Smith found gold&amp;mdash;The results of his discovery&amp;mdash;End of his Journey.&lt;/argument&gt;</text:p>
            <text:p text:style-name="P13"/>
            <text:p text:style-name="P13">&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28"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10">&lt;div</text:span><text:span text:style-name="T11">n</text:span><text:span text:style-name="T10">&gt;</text:span><text:span text:style-name="T1"> element (or </text:span><text:span text:style-name="T10">&lt;figure&gt;</text:span><text:span text:style-name="T1">, or </text:span><text:span text:style-name="T10">&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There are basically three approaches to mark-up a table of contents</text:p>
      <text:list text:style-name="L5">
        <text:list-item>
          <text:p text:style-name="P29">A list.</text:p>
        </text:list-item>
        <text:list-item>
          <text:p text:style-name="P29">A table.</text:p>
        </text:list-item>
        <text:list-item>
          <text:p text:style-name="P2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2">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3">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3">class(tocSection)</text:p>
          </table:table-cell>
          <table:table-cell table:style-name="Tabel2.B2" office:value-type="string">
            <text:p text:style-name="P1">A section heading in the ToC.</text:p>
          </table:table-cell>
        </table:table-row>
        <table:table-row>
          <table:table-cell table:style-name="Tabel2.A2" office:value-type="string">
            <text:p text:style-name="P13">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10">&lt;divGen type=</text:span><text:span text:style-name="T11">type</text:span><text:span text:style-name="T10">&gt;</text:span><text:span text:style-name="T1"> to generate a special section at the location this tag appears. The </text:span><text:span text:style-name="T10">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23">toc</text:p>
            </table:table-cell>
            <table:table-cell table:style-name="Table2.B1" office:value-type="string">
              <text:p text:style-name="P1">Table of contents.</text:p>
            </table:table-cell>
          </table:table-row>
        </table:table-header-rows>
        <table:table-row>
          <table:table-cell table:style-name="Table2.A2" office:value-type="string">
            <text:p text:style-name="P23">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23">toc1</text:p>
          </table:table-cell>
          <table:table-cell table:style-name="Table2.B2" office:value-type="string">
            <text:p text:style-name="P1">Mini table of contents, such as can appear inside a <text:span text:style-name="T12">&lt;div1&gt;</text:span> in some works.</text:p>
          </table:table-cell>
        </table:table-row>
        <table:table-row>
          <table:table-cell table:style-name="Table2.A2" office:value-type="string">
            <text:p text:style-name="P23">figlist</text:p>
          </table:table-cell>
          <table:table-cell table:style-name="Table2.B2" office:value-type="string">
            <text:p text:style-name="P1">List of Illustrations.</text:p>
          </table:table-cell>
        </table:table-row>
        <table:table-row>
          <table:table-cell table:style-name="Table2.A2" office:value-type="string">
            <text:p text:style-name="P23">gallery</text:p>
          </table:table-cell>
          <table:table-cell table:style-name="Table2.B2" office:value-type="string">
            <text:p text:style-name="P1">A gallery of thumbnails of each illustration in the text. By specifying <text:span text:style-name="T6">rend=”columns(</text:span><text:span text:style-name="T13">n</text:span><text:span text:style-name="T7">)”</text:span><text:span text:style-name="T14">, you can indicate the number of columns that should be used.</text:span></text:p>
          </table:table-cell>
        </table:table-row>
        <table:table-row>
          <table:table-cell table:style-name="Table2.A2" office:value-type="string">
            <text:p text:style-name="P23">tablist</text:p>
          </table:table-cell>
          <table:table-cell table:style-name="Table2.B2" office:value-type="string">
            <text:p text:style-name="P1">List of Tables.</text:p>
          </table:table-cell>
        </table:table-row>
        <table:table-row>
          <table:table-cell table:style-name="Table2.A2" office:value-type="string">
            <text:p text:style-name="P23">index</text:p>
          </table:table-cell>
          <table:table-cell table:style-name="Table2.B2" office:value-type="string">
            <text:p text:style-name="P1">Index.</text:p>
          </table:table-cell>
        </table:table-row>
        <table:table-row>
          <table:table-cell table:style-name="Table2.A8" office:value-type="string">
            <text:p text:style-name="P23">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23">titlepage</text:p>
          </table:table-cell>
          <table:table-cell table:style-name="Table2.B2" office:value-type="string">
            <text:p text:style-name="P1">Titlepage.</text:p>
          </table:table-cell>
        </table:table-row>
        <table:table-row>
          <table:table-cell table:style-name="Table2.A8" office:value-type="string">
            <text:p text:style-name="P23">indexToc</text:p>
          </table:table-cell>
          <table:table-cell table:style-name="Table2.B8" office:value-type="string">
            <text:p text:style-name="P1">A short table of contents for an index, containing the alphabet on a single line. It collects all <text:span text:style-name="T12">&lt;div2&gt;</text:span> headings (which are assumed to be single letter headings in an index) and prints them separated by a pipe.</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30" text:outline-level="4"/>
      <text:p text:style-name="P1"/>
      <text:h text:style-name="Heading_20_3" text:outline-level="3">Poetry</text:h>
      <text:p text:style-name="P1">Poetry should be included in line group (<text:span text:style-name="T6">&lt;lg&gt;</text:span>) and line (<text:span text:style-name="T6">&lt;l&gt;</text:span>) attributes.</text:p>
      <text:p text:style-name="P1"/>
      <text:p text:style-name="P1">Indentation can be indicated in two different ways. Within one text, use only one of these consistently.</text:p>
      <text:p text:style-name="P1"/>
      <text:list text:style-name="L6">
        <text:list-item>
          <text:p text:style-name="P31">Provide a <text:span text:style-name="T6">rend</text:span> attribute with the value <text:span text:style-name="T6">indent(</text:span><text:span text:style-name="T13">n</text:span><text:span text:style-name="T6">)</text:span>, where <text:span text:style-name="T13">n</text:span> is the number of tab stops to indent (preferred).</text:p>
        </text:list-item>
        <text:list-item>
          <text:p text:style-name="P31">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6">&lt;lg&gt;</text:span> element can have the following values. It should be set to <text:span text:style-name="T6">Group</text:span> if non of the other values apply.</text:p>
      <text:p text:style-name="P1"/>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32"/>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3">&lt;list rend=”number(i)”&gt;</text:p>
            <text:p text:style-name="P13"><text:tab/>&lt;item n=iv&gt;Start counting at iv.</text:p>
            <text:p text:style-name="P34"><text:tab/>&lt;item&gt;Next item.</text:p>
            <text:p text:style-name="P34">&lt;/list&gt;</text:p>
          </table:table-cell>
          <table:table-cell table:style-name="Table11.B2" office:value-type="string">
            <text:list text:style-name="L7">
              <text:list-item>
                <text:p text:style-name="P35">Start counting at iv.</text:p>
              </text:list-item>
              <text:list-item>
                <text:p text:style-name="P35">Next item.</text:p>
              </text:list-item>
            </text:list>
          </table:table-cell>
        </table:table-row>
        <table:table-row>
          <table:table-cell table:style-name="Table11.A2" office:value-type="string">
            <text:p text:style-name="P13">&lt;list rend=”bullet(&amp;bullet;)”&gt;</text:p>
            <text:p text:style-name="P13"><text:tab/>&lt;item&gt;Bulleted List.</text:p>
            <text:p text:style-name="P34"><text:tab/>&lt;item&gt;Next item.</text:p>
            <text:p text:style-name="P34">&lt;/list&gt;</text:p>
          </table:table-cell>
          <table:table-cell table:style-name="Table11.B2" office:value-type="string">
            <text:list text:style-name="L8">
              <text:list-item>
                <text:p text:style-name="P36">Bulleted List.</text:p>
              </text:list-item>
              <text:list-item>
                <text:p text:style-name="P36">Next Item.</text:p>
              </text:list-item>
            </text:list>
          </table:table-cell>
        </table:table-row>
      </table:table>
      <text:p text:style-name="P32"/>
      <text:p text:style-name="P32">If the <text:span text:style-name="T12">rend</text:span> attribute on the <text:span text:style-name="T12">&lt;list&gt;</text:span> element contains <text:span text:style-name="T12">columns(2)</text:span>, the list will be set in two columns.</text:p>
      <text:p text:style-name="P32"/>
      <text:p text:style-name="P32">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2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23">data</text:p>
          </table:table-cell>
          <table:table-cell table:style-name="Table14.B2" office:value-type="string">
            <text:p text:style-name="P1">rows or cells containing data.</text:p>
          </table:table-cell>
        </table:table-row>
        <table:table-row>
          <table:table-cell table:style-name="Table14.A2" office:value-type="string">
            <text:p text:style-name="P2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2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to follow usability guidelines to fill in the summary attribute. As a temporary way to achieve this, we add the value <text:span text:style-name="T6">summary(</text:span><text:span text:style-name="T15">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idem&gt;</text:span> element, with the content spelled out fully.</text:p>
      <text:h text:style-name="P37" text:outline-level="4">Alternative Table Model</text:h>
      <text:p text:style-name="P38">The TEI table model is rather simple. If you wish to support more complicated tables, you could design your own model, or import existing models.</text:p>
      <text:p text:style-name="P38"/>
      <text:p text:style-name="P39"><text:tab/>&lt;table&gt;</text:p>
      <text:p text:style-name="P39"><text:tab/><text:tab/>&lt;head&gt;&lt;/head&gt;</text:p>
      <text:p text:style-name="P39"><text:tab/><text:tab/>&lt;tableHeader&gt;</text:p>
      <text:p text:style-name="P39"><text:tab/><text:tab/><text:tab/>&lt;row&gt;&lt;cell&gt;</text:p>
      <text:p text:style-name="P39"><text:tab/><text:tab/>&lt;tablePageHeader&gt;</text:p>
      <text:p text:style-name="P39"><text:tab/><text:tab/><text:tab/>&lt;row&gt;&lt;cell&gt;</text:p>
      <text:p text:style-name="P39"><text:tab/><text:tab/>&lt;tableBody&gt;</text:p>
      <text:p text:style-name="P39"><text:tab/><text:tab/><text:tab/>&lt;row&gt;&lt;cell&gt;</text:p>
      <text:p text:style-name="P39"><text:tab/><text:tab/>&lt;tablePageFooter&gt;</text:p>
      <text:p text:style-name="P39"><text:tab/><text:tab/><text:tab/>&lt;row&gt;&lt;cell&gt;</text:p>
      <text:p text:style-name="P39"><text:tab/><text:tab/>&lt;tableFooter&gt;</text:p>
      <text:p text:style-name="P39"><text:tab/><text:tab/><text:tab/>&lt;row&gt;&lt;cell&gt;</text:p>
      <text:p text:style-name="P39"><text:tab/>&lt;/table&gt;</text:p>
      <text:p text:style-name="P38"/>
      <text:p text:style-name="P12">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10">&lt;note&gt;</text:span><text:span text:style-name="T1"> elements on the place where the note-reference appears. The number of note-marker will appear as the value of the </text:span><text:span text:style-name="T10">n</text:span><text:span text:style-name="T1"> attribute. The </text:span><text:span text:style-name="T10">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23">foot </text:p>
          </table:table-cell>
          <table:table-cell table:style-name="Table3.B1" office:value-type="string">
            <text:p text:style-name="P40">Default. The note is placed at the bottom of the page.</text:p>
          </table:table-cell>
        </table:table-row>
        <table:table-row>
          <table:table-cell table:style-name="Table3.A2" office:value-type="string">
            <text:p text:style-name="P23">margin</text:p>
          </table:table-cell>
          <table:table-cell table:style-name="Table3.B2" office:value-type="string">
            <text:p text:style-name="P40">The note is placed in the left or right margin.</text:p>
          </table:table-cell>
        </table:table-row>
        <table:table-row>
          <table:table-cell table:style-name="Table3.A2" office:value-type="string">
            <text:p text:style-name="P23">end</text:p>
          </table:table-cell>
          <table:table-cell table:style-name="Table3.B2" office:value-type="string">
            <text:p text:style-name="P40">The note is placed at the end of the chapter or work.</text:p>
          </table:table-cell>
        </table:table-row>
        <table:table-row>
          <table:table-cell table:style-name="Table3.A2" office:value-type="string">
            <text:p text:style-name="P23">inline </text:p>
          </table:table-cell>
          <table:table-cell table:style-name="Table3.B2" office:value-type="string">
            <text:p text:style-name="P40">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41">Some books use marginal notes to provide the titles of sections or paragraphs. In that case, these will be converted to the appropriate <text:span text:style-name="T6">&lt;div</text:span><text:span text:style-name="T13">n</text:span><text:span text:style-name="T6">&gt;</text:span> and <text:span text:style-name="T6">&lt;head&gt;</text:span> elements.</text:p>
      <text:p text:style-name="P41"/>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actual content of the reference!)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42">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42">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42">center</text:p>
          </table:table-cell>
          <table:table-cell table:style-name="Table8.B2" office:value-type="string">
            <text:p text:style-name="P1">(<text:span text:style-name="T4">default</text:span>)</text:p>
          </table:table-cell>
        </table:table-row>
        <table:table-row>
          <table:table-cell table:style-name="Table8.A2" office:value-type="string">
            <text:p text:style-name="P42">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42">image(<text:span text:style-name="T4">file</text:span>)</text:p>
          </table:table-cell>
          <table:table-cell table:style-name="Table8.B2" office:value-type="string">
            <text:p text:style-name="P1">Use the indicate file as image file.</text:p>
          </table:table-cell>
        </table:table-row>
        <table:table-row>
          <table:table-cell table:style-name="Table8.A2" office:value-type="string">
            <text:p text:style-name="P42">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42">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42">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The </text:span><text:span text:style-name="T10">url</text:span><text:span text:style-name="T1"> attribute can be used to specify the location of the image file.</text:span></text:p>
      <text:p text:style-name="P1"/>
      <text:p text:style-name="P1">By default, the location and format of the image file will be derived from the <text:span text:style-name="T6">id</text:span> attribute as follows: <text:span text:style-name="T6">"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3">A TEILite compliant way of <text:s/>adding a link or for rendering an image is to use the <text:span text:style-name="T6">rend</text:span> attribute, with a value <text:span text:style-name="T12">“link(url)”</text:span> or <text:span text:style-name="T12">“image(url)”</text:span><text:span text:style-name="T9">. If such a rendering attribute is provided, it will be used.</text:span></text:p>
      <text:h text:style-name="Heading_20_3" text:outline-level="3">Working with <text:span text:style-name="T6">imageinfo.xml</text:span></text:h>
      <text:p text:style-name="Text_20_body">Since there is no easy way to extract the dimensions of an image from it within XSLT, we use an <text:span text:style-name="T12">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4">saxon document.xml tei2html.xsl imageInfoFile="imageinfo.xml"</text:p>
      <text:p text:style-name="Text_20_body">A small Perl script, <text:span text:style-name="T12">imageinfo.pl</text:span>, can be used to generate an <text:span text:style-name="T12">imageinfo.xml </text:span>file from a directory of images.</text:p>
      <text:p text:style-name="Text_20_body">An example <text:span text:style-name="T12">imageinfo.xml</text:span> file looks as follows:</text:p>
      <text:p text:style-name="P45">&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2">imageinfo.xml</text:span> file.</text:p>
      <text:p text:style-name="Text_20_body">The <text:span text:style-name="T12">leftBoundary</text:span> and <text:span text:style-name="T12">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2">image(imagefile)</text:span> to the first head element of the division. The image is rendered above the heading it is attached to.</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4">&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text:p>
      <text:p text:style-name="P46">To just generate a large initial, use the <text:span text:style-name="T12">rend</text:span> attribute as follows:</text:p>
      <text:p text:style-name="P44">&lt;p rend=”initial(<text:span text:style-name="T4">A</text:span>)”&gt;</text:p>
      <text:p text:style-name="Text_20_body">or</text:p>
      <text:p text:style-name="P44">&lt;p rend=”initial(<text:span text:style-name="T4">A</text:span>, <text:span text:style-name="T4">n</text:span>)”&gt;</text:p>
      <text:p text:style-name="P46">Where <text:span text:style-name="T16">A</text:span> is the initial to use and <text:span text:style-name="T16">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2">&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2">&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2">&lt;q&gt;&lt;text&gt;&lt;body&gt;&lt;div1 type=Letter&gt;&lt;head&gt;Heading&lt;head&gt;&lt;p&gt;Text&lt;/body&gt;&lt;/text&gt;&lt;/q&gt;</text:span></text:p>
      <text:p text:style-name="P1"/>
      <text:p text:style-name="P1">Also in block quotations, the quotation marks will be retained, if present, inside the <text:span text:style-name="T12">&lt;q&gt;</text:span> element.</text:p>
      <text:h text:style-name="Heading_20_3" text:outline-level="3">Letters</text:h>
      <text:p text:style-name="P1"/>
      <text:p text:style-name="P1"/>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4"><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47">The &lt;index level1=”Pope John Paul II”&gt;current Pope&lt;/index&gt; was ...</text:p>
      <text:p text:style-name="P47"/>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2">&lt;hi rend="sc"&gt;&lt;/hi&gt;</text:span> or <text:span text:style-name="T12">&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14">, with a small modification</text:span>:</text:p>
      <text:p text:style-name="P1"/>
      <text:list text:style-name="L9">
        <text:list-item>
          <text:p text:style-name="P49">Always capitalize the first and the last word. </text:p>
        </text:list-item>
        <text:list-item>
          <text:p text:style-name="P49">Capitalize all nouns, pronouns, adjectives, verbs, adverbs, and subordinate conjunctions ("as", "because", "although"). </text:p>
        </text:list-item>
        <text:list-item>
          <text:p text:style-name="P49">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49">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2">&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2">&lt;pb&gt;</text:span> element.</text:p>
      <text:h text:style-name="Heading_20_3" text:outline-level="3">Page breaks</text:h>
      <text:p text:style-name="Standard"><text:span text:style-name="T1">The page break is encoded using the </text:span><text:span text:style-name="T10">&lt;pb&gt;</text:span><text:span text:style-name="T1"> element. If present, the page number will be encoded in the </text:span><text:span text:style-name="T10">n</text:span><text:span text:style-name="T1"> attribute. If the page number is missing (for example on the first page of a chapter), but can be unambiguously decided from the pagination of the book, it will also be encoded. the </text:span><text:span text:style-name="T10">id</text:span><text:span text:style-name="T1"> attribute may be added if required. In that case, the page break will receive an </text:span><text:span text:style-name="T10">id</text:span><text:span text:style-name="T1"> attribute with a value according to the following pattern: </text:span><text:span text:style-name="T10">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50">link(url)</text:p>
            </table:table-cell>
            <table:table-cell table:style-name="Table17.B1" office:value-type="string">
              <text:p text:style-name="P51">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23"><text:tab/>&lt;pb n=23 id=pb23 rend=”link(p023.png)”&gt;</text:p>
      <text:p text:style-name="P1"/>
      <text:h text:style-name="P28" text:outline-level="3">Thematic breaks</text:h>
      <text:p text:style-name="P52">To indicate a thematic break, use the <text:span text:style-name="T6">&lt;milestone&gt;</text:span> element, with the <text:span text:style-name="T6">unit</text:span> attribute set to <text:span text:style-name="T6">tb</text:span>.</text:p>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2">See page &lt;ref target=pb123 type=pageref&gt;123&lt;/ref&gt;.</text:span><text:span text:style-name="T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7">See chapter &lt;ref target=ch6&gt;six&lt;/ref&gt;, on page &lt;ref target=pb123</text:span><text:span text:style-name="T17"> type=pageref</text:span><text:span text:style-name="T17">&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2">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used to have multiple note reference numbers for a single note.) The number encoded in the <text:span text:style-name="T12">&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2">&lt;ref&gt;</text:span> element will be replaced with the actual page number used. In unpaged media, the original page number will be used.</text:p>
          </table:table-cell>
        </table:table-row>
        <table:table-row>
          <table:table-cell table:style-name="Table16.A2" office:value-type="string">
            <text:p text:style-name="P2">Empty</text:p>
          </table:table-cell>
          <table:table-cell table:style-name="Table16.B2" office:value-type="string">
            <text:p text:style-name="P1">Rendered as the content of the <text:span text:style-name="T12">&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text:style-name="L10">
        <text:list-item>
          <text:p text:style-name="P53">ISO 639 2 letter codes, for example <text:span text:style-name="T6">en</text:span> for English.</text:p>
        </text:list-item>
        <text:list-item>
          <text:p text:style-name="P53">ISO 639 3 letter codes, for example <text:span text:style-name="T6">ceb</text:span> for Cebuano (a language spoken in the Philippines without an ISO 639 2 letter code).</text:p>
        </text:list-item>
        <text:list-item>
          <text:p text:style-name="P53">ISO 639 codes appended with a locale code, for example <text:span text:style-name="T6">en-US</text:span><text:span text:style-name="T9"> for US English.</text:span></text:p>
        </text:list-item>
        <text:list-item>
          <text:p text:style-name="P53">ISO 639 codes appended with a year, for example <text:span text:style-name="T6">en-1800</text:span>, for 19th century English.</text:p>
        </text:list-item>
        <text:list-item>
          <text:p text:style-name="P54"><text:span text:style-name="T1">ISO 639 codes appended with an </text:span>ISO 15924 <text:span text:style-name="T1">script code, for example </text:span><text:span text:style-name="T10">sk-Latn</text:span><text:span text:style-name="T1"> for Sanskrit in Latin transcription.</text:span></text:p>
        </text:list-item>
        <text:list-item>
          <text:p text:style-name="P53">SIL Ethnologue 3 letter codes, for example <text:span text:style-name="T6">x-sil-gad</text:span> for Gaddang (a language spoken in the Philippines without an ISO 639 code).</text:p>
        </text:list-item>
        <text:list-item>
          <text:p text:style-name="P53">Self-defined codes for special usage, for example <text:span text:style-name="T6">en-x-Scottish</text:span> for a representation of Scottish dialect (not the Gaelic language) in written English.</text:p>
        </text:list-item>
        <text:list-item>
          <text:p text:style-name="P53">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18">lang</text:span> attribute will be reflected in a corresponding <text:span text:style-name="T19">lang</text:span> attribute in the HTML output.</text:p>
      <text:h text:style-name="Heading_20_3" text:outline-level="3">Using the <text:span text:style-name="T20">Rend</text:span> Attribute</text:h>
      <text:p text:style-name="Standard"><text:span text:style-name="T1">The </text:span><text:span text:style-name="T10">rend</text:span><text:span text:style-name="T1"> attribute is a simple hook into the TEI structure to document or specify rendering features. This feature should be used with moderation. A number of different ways of using the </text:span><text:span text:style-name="T10">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8">Element</text:p>
            </table:table-cell>
            <table:table-cell table:style-name="Table13.B1" office:value-type="string">
              <text:p text:style-name="P18">Recognized rend values</text:p>
            </table:table-cell>
          </table:table-row>
        </table:table-header-rows>
        <table:table-row>
          <table:table-cell table:style-name="Table13.A2" office:value-type="string">
            <text:p text:style-name="P55">hi</text:p>
          </table:table-cell>
          <table:table-cell table:style-name="Table13.B2" office:value-type="string">
            <text:p text:style-name="P56"><text:span text:style-name="T6">italic</text:span> (<text:span text:style-name="T4">default</text:span>) <text:span text:style-name="T6">bold sc sup sub expanded</text:span></text:p>
          </table:table-cell>
        </table:table-row>
        <table:table-row>
          <table:table-cell table:style-name="Table13.A2" office:value-type="string">
            <text:p text:style-name="P50">figure</text:p>
          </table:table-cell>
          <table:table-cell table:style-name="Table13.B2" office:value-type="string">
            <text:p text:style-name="P56"><text:span text:style-name="T6">center</text:span> (<text:span text:style-name="T4">default</text:span>) <text:span text:style-name="T6">left right inline</text:span></text:p>
          </table:table-cell>
        </table:table-row>
        <table:table-row>
          <table:table-cell table:style-name="Table13.A2" office:value-type="string">
            <text:p text:style-name="P50">p</text:p>
          </table:table-cell>
          <table:table-cell table:style-name="Table13.B2" office:value-type="string">
            <text:p text:style-name="P56"><text:span text:style-name="T6">block center left </text:span>(<text:span text:style-name="T4">default</text:span>) <text:span text:style-name="T6">right indent noindent</text:span></text:p>
          </table:table-cell>
        </table:table-row>
        <table:table-row>
          <table:table-cell table:style-name="Table13.A2" office:value-type="string">
            <text:p text:style-name="P50">q</text:p>
          </table:table-cell>
          <table:table-cell table:style-name="Table13.B2" office:value-type="string">
            <text:p text:style-name="P50">block</text:p>
          </table:table-cell>
        </table:table-row>
        <table:table-row>
          <table:table-cell table:style-name="Table13.A6" office:value-type="string">
            <text:p text:style-name="P57">All in-line elements</text:p>
          </table:table-cell>
          <table:table-cell table:style-name="Table13.B6" office:value-type="string">
            <text:p text:style-name="P56"/>
          </table:table-cell>
        </table:table-row>
        <table:table-row>
          <table:table-cell table:style-name="Table13.A6" office:value-type="string">
            <text:p text:style-name="P57">All block level elements</text:p>
          </table:table-cell>
          <table:table-cell table:style-name="Table13.B6" office:value-type="string">
            <text:p text:style-name="P56"/>
          </table:table-cell>
        </table:table-row>
        <table:table-row>
          <table:table-cell table:style-name="Table13.A6" office:value-type="string">
            <text:p text:style-name="P50">list</text:p>
          </table:table-cell>
          <table:table-cell table:style-name="Table13.B6" office:value-type="string">
            <text:p text:style-name="P50">number bullet none</text:p>
          </table:table-cell>
        </table:table-row>
      </table:table>
      <text:p text:style-name="P1"/>
      <text:h text:style-name="P58" text:outline-level="4">Rendition ladders</text:h>
      <text:p text:style-name="P43">A slightly more powerful mechanism is provided by so called rendering ladders, in which a number of key-value pairs are provided.</text:p>
      <text:p text:style-name="P43"/>
      <text:p text:style-name="P59">&lt;p rend=“font(italic)align(left)”&gt;A left-aligned paragraph in italics.</text:p>
      <text:p text:style-name="P43"/>
      <text:p text:style-name="P43">The following keys and values are supported</text:p>
      <text:p text:style-name="P43"/>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0">Key</text:p>
            </table:table-cell>
            <table:table-cell table:style-name="Table12.A1" office:value-type="string">
              <text:p text:style-name="P60">Value</text:p>
            </table:table-cell>
            <table:table-cell table:style-name="Table12.C1" office:value-type="string">
              <text:p text:style-name="P60">Example</text:p>
            </table:table-cell>
          </table:table-row>
        </table:table-header-rows>
        <table:table-row>
          <table:table-cell table:style-name="Table12.A2" office:value-type="string">
            <text:p text:style-name="P61">font</text:p>
          </table:table-cell>
          <table:table-cell table:style-name="Table12.A2" office:value-type="string">
            <text:p text:style-name="P62"><text:span text:style-name="T6">italic, bold, fsc </text:span>(full caps and smallcaps), <text:span text:style-name="T6">smallcaps, underlined, gothic</text:span></text:p>
          </table:table-cell>
          <table:table-cell table:style-name="Table12.C2" office:value-type="string">
            <text:p text:style-name="P63">&lt;hi rend="font(bold)"&gt;</text:p>
          </table:table-cell>
        </table:table-row>
        <table:table-row>
          <table:table-cell table:style-name="Table12.A2" office:value-type="string">
            <text:p text:style-name="P61">align</text:p>
          </table:table-cell>
          <table:table-cell table:style-name="Table12.A2" office:value-type="string">
            <text:p text:style-name="P62"><text:span text:style-name="T6">right, left, center, block</text:span> (that is, justified)</text:p>
          </table:table-cell>
          <table:table-cell table:style-name="Table12.C2" office:value-type="string">
            <text:p text:style-name="P63">&lt;p rend="align(block)"&gt;</text:p>
          </table:table-cell>
        </table:table-row>
        <table:table-row>
          <table:table-cell table:style-name="Table12.A2" office:value-type="string">
            <text:p text:style-name="P64">indent</text:p>
          </table:table-cell>
          <table:table-cell table:style-name="Table12.A2" office:value-type="string">
            <text:p text:style-name="P62">The number of tab stops to be indented. The size of a tab stop is not fixed, but could be something like twice or three times the width of the letter m.</text:p>
          </table:table-cell>
          <table:table-cell table:style-name="Table12.C2" office:value-type="string">
            <text:p text:style-name="P63">&lt;l rend="indent(2)"&gt;</text:p>
          </table:table-cell>
        </table:table-row>
        <table:table-row>
          <table:table-cell table:style-name="Table12.A2" office:value-type="string">
            <text:p text:style-name="P64">link</text:p>
          </table:table-cell>
          <table:table-cell table:style-name="Table12.A2" office:value-type="string">
            <text:p text:style-name="P62">Rendered as link to the indicated url.</text:p>
          </table:table-cell>
          <table:table-cell table:style-name="Table12.C2" office:value-type="string">
            <text:p text:style-name="P63">&lt;figure rend=”link(images/a.jpg)”&gt;</text:p>
          </table:table-cell>
        </table:table-row>
        <table:table-row>
          <table:table-cell table:style-name="Table12.A2" office:value-type="string">
            <text:p text:style-name="P64">image</text:p>
          </table:table-cell>
          <table:table-cell table:style-name="Table12.A2" office:value-type="string">
            <text:p text:style-name="P62">Rendered as in-line image, obtained from the indicated url.</text:p>
          </table:table-cell>
          <table:table-cell table:style-name="Table12.C2" office:value-type="string">
            <text:p text:style-name="P63">&lt;figure rend=”image(images/a.jpg)”&gt;</text:p>
          </table:table-cell>
        </table:table-row>
        <table:table-row>
          <table:table-cell table:style-name="Table12.A2" office:value-type="string">
            <text:p text:style-name="P64">float</text:p>
          </table:table-cell>
          <table:table-cell table:style-name="Table12.A2" office:value-type="string">
            <text:p text:style-name="P62">The place to float in image, table, etc. Possible values: <text:span text:style-name="T6">left</text:span>, <text:span text:style-name="T6">right</text:span>.</text:p>
          </table:table-cell>
          <table:table-cell table:style-name="Table12.C2" office:value-type="string">
            <text:p text:style-name="P63">&lt;figure rend="float(left)"&gt;</text:p>
          </table:table-cell>
        </table:table-row>
        <table:table-row>
          <table:table-cell table:style-name="Table12.A2" office:value-type="string">
            <text:p text:style-name="P64">columns</text:p>
          </table:table-cell>
          <table:table-cell table:style-name="Table12.A2" office:value-type="string">
            <text:p text:style-name="P62">Set the element in multiple columns. May be applied to tables and lists.</text:p>
          </table:table-cell>
          <table:table-cell table:style-name="Table12.C2" office:value-type="string">
            <text:p text:style-name="P63">&lt;list rend=”columns(2)”&gt;</text:p>
            <text:p text:style-name="P63"><text:s text:c="4"/>&lt;item&gt;First Item.&lt;/item&gt;</text:p>
            <text:p text:style-name="P63"><text:s text:c="4"/>&lt;item&gt;Second Item.&lt;/item&gt;</text:p>
            <text:p text:style-name="P63">&lt;/list&gt;</text:p>
          </table:table-cell>
        </table:table-row>
        <table:table-row>
          <table:table-cell table:style-name="Table12.A2" office:value-type="string">
            <text:p text:style-name="P64">rotate</text:p>
          </table:table-cell>
          <table:table-cell table:style-name="Table12.A2" office:value-type="string">
            <text:p text:style-name="P62">The clock-wise rotation in degrees.</text:p>
          </table:table-cell>
          <table:table-cell table:style-name="Table12.C2" office:value-type="string">
            <text:p text:style-name="P63">&lt;cell rend="rotate(90)"&gt;</text:p>
          </table:table-cell>
        </table:table-row>
        <table:table-row>
          <table:table-cell table:style-name="Table12.A2" office:value-type="string">
            <text:p text:style-name="P64">width</text:p>
          </table:table-cell>
          <table:table-cell table:style-name="Table12.A2" office:value-type="string">
            <text:p text:style-name="P62">The width as a percentage of the active text width.</text:p>
          </table:table-cell>
          <table:table-cell table:style-name="Table12.C2" office:value-type="string">
            <text:p text:style-name="P63">&lt;cell rend="width(80%)"&gt;</text:p>
          </table:table-cell>
        </table:table-row>
        <table:table-row>
          <table:table-cell table:style-name="Table12.A2" office:value-type="string">
            <text:p text:style-name="P64">bullet</text:p>
          </table:table-cell>
          <table:table-cell table:style-name="Table12.A2" office:value-type="string">
            <text:p text:style-name="P62">The type of bullet to supply on bulleted sub-elements.</text:p>
          </table:table-cell>
          <table:table-cell table:style-name="Table12.C2" office:value-type="string">
            <text:p text:style-name="P63">&lt;item rend="bullet(&amp;dagger;)"&gt;</text:p>
          </table:table-cell>
        </table:table-row>
        <table:table-row>
          <table:table-cell table:style-name="Table12.A2" office:value-type="string">
            <text:p text:style-name="P64">number</text:p>
          </table:table-cell>
          <table:table-cell table:style-name="Table12.A2" office:value-type="string">
            <text:p text:style-name="P62">The type of numbers to supply on numbered sub-elements:</text:p>
            <text:p text:style-name="P62"/>
            <table:table table:name="Tabel1" table:style-name="Tabel1">
              <table:table-column table:style-name="Tabel1.A"/>
              <table:table-column table:style-name="Tabel1.B"/>
              <table:table-header-rows>
                <table:table-row>
                  <table:table-cell table:style-name="Tabel1.A1" office:value-type="string">
                    <text:p text:style-name="P65">number(1)</text:p>
                  </table:table-cell>
                  <table:table-cell table:style-name="Tabel1.A1" office:value-type="string">
                    <text:p text:style-name="P43">1, 2, 3, ...</text:p>
                  </table:table-cell>
                </table:table-row>
              </table:table-header-rows>
              <table:table-row>
                <table:table-cell table:style-name="Tabel1.A1" office:value-type="string">
                  <text:p text:style-name="P65">number(01)</text:p>
                </table:table-cell>
                <table:table-cell table:style-name="Tabel1.A1" office:value-type="string">
                  <text:p text:style-name="P43">01, 02, 03, ...</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
            <text:p text:style-name="P62"/>
          </table:table-cell>
          <table:table-cell table:style-name="Table12.C2" office:value-type="string">
            <text:p text:style-name="P63">&lt;item rend="number(1)"&gt;</text:p>
          </table:table-cell>
        </table:table-row>
        <table:table-row>
          <table:table-cell table:style-name="Table12.A2" office:value-type="string">
            <text:p text:style-name="P64">class</text:p>
          </table:table-cell>
          <table:table-cell table:style-name="Table12.A2" office:value-type="string">
            <text:p text:style-name="P62">Sets a class attribute in the corresponding HTML output. This can be used in combination with custom CSS stylesheets to achieve special effects.</text:p>
          </table:table-cell>
          <table:table-cell table:style-name="Table12.C2" office:value-type="string">
            <text:p text:style-name="P63">&lt;p rend="class(myClass)"&gt;</text:p>
          </table:table-cell>
        </table:table-row>
      </table:table>
      <text:p text:style-name="P43"><text:tab/></text:p>
      <text:p text:style-name="P43"/>
      <text:h text:style-name="P14" text:outline-level="4">CSS based</text:h>
      <text:p text:style-name="P12">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12"/>
      <text:p text:style-name="P12"><text:tab/><text:span text:style-name="T12">"{font-variant: italic; left-margin: 10px;}"</text:span></text:p>
      <text:p text:style-name="P16"/>
      <text:p text:style-name="P66">Alternative:</text:p>
      <text:p text:style-name="P16"/>
      <text:p text:style-name="P16"><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3"><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2">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6">stylesheet</text:span><text:span text:style-name="T12">.css.xml</text:span> to enable Saxon to deal with it.</text:p>
      <text:p text:style-name="P67"/>
      <text:p text:style-name="P68"><text:tab/>&lt;?xml version="1.0"?&gt;</text:p>
      <text:p text:style-name="P68"><text:tab/>&lt;stylesheet&gt;</text:p>
      <text:p text:style-name="P68"><text:tab/>&lt;![CDATA[</text:p>
      <text:p text:style-name="P68"/>
      <text:p text:style-name="P68"><text:tab/><text:tab/>... Content of CSS file here ...</text:p>
      <text:p text:style-name="P68"/>
      <text:p text:style-name="P68"><text:tab/>]]&gt;</text:p>
      <text:p text:style-name="P69"><text:tab/>&lt;/stylesheet&gt;</text:p>
      <text:p text:style-name="Standard">To select a style sheet, use the rend attribute on the text element as follows:</text:p>
      <text:p text:style-name="Standard"/>
      <text:p text:style-name="Standard"><text:tab/><text:span text:style-name="T12">&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2">style/arctic.css</text:span>)</text:p>
      <text:h text:style-name="Heading_20_4" text:outline-level="4">Amazon Green</text:h>
      <text:p text:style-name="Text_20_body">Modern asymmetric design. (<text:span text:style-name="T12">style/amazonia.css</text:span>)</text:p>
      <text:h text:style-name="Heading_20_4" text:outline-level="4">Borneo Brown</text:h>
      <text:p text:style-name="P43">Classical symmetric design. (<text:span text:style-name="T12">style/borneo.css</text:span>)</text:p>
      <text:h text:style-name="P58" text:outline-level="4">Bohemian Crystal</text:h>
      <text:p text:style-name="P43">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2">style/crystal.css</text:span>)</text:p>
      <text:h text:style-name="P58" text:outline-level="4">Modern Print</text:h>
      <text:p text:style-name="P1">Default style sheet optimized for printing, asymmetric, modern design.</text:p>
      <text:h text:style-name="P14" text:outline-level="4">Classical Print</text:h>
      <text:p text:style-name="P12">Alternative style sheet for printing. Symmetric, classical design.</text:p>
      <text:p text:style-name="P1"/>
      <text:h text:style-name="Heading_20_3" text:outline-level="3">Custom Style Sheets</text:h>
      <text:p text:style-name="P70">It is possible to use custom stylesheets with a text. To achieve this, create a stylesheet named <text:span text:style-name="T12">custom.css</text:span> in the text's directory. It will be automatically included in the HTML version of the text, after the standard stylesheets.</text:p>
      <text:p text:style-name="P70">This is achieved by running Saxon as follows:</text:p>
      <text:p text:style-name="Text_20_body"><text:span text:style-name="T21">saxon document.xml tei2html.xsl </text:span><text:span text:style-name="T12">customCssFile</text:span><text:span text:style-name="T21">="custom</text:span><text:span text:style-name="T21">.css.xml"</text:span></text:p>
      <text:p text:style-name="P71">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72">Should include the following:</text:p>
      <text:p text:style-name="P72"/>
      <text:list text:style-name="L11">
        <text:list-item>
          <text:p text:style-name="P73">DOCTYPE declaration, linking to the correct DTD.</text:p>
        </text:list-item>
        <text:list-item>
          <text:p text:style-name="P73">Optionally, in addition to the DTD, a name space declaration, linking to the correct schema.</text:p>
        </text:list-item>
        <text:list-item>
          <text:p text:style-name="P73">Processing instruction, linking to an XSLT style-sheet, to enable rendering of the XML in a browser.</text:p>
        </text:list-item>
        <text:list-item>
          <text:p text:style-name="P73">CSS style-sheets, to enable rendering in a browser. These may also be included by the XSLT style-sheet.</text:p>
        </text:list-item>
        <text:list-item>
          <text:p text:style-name="P73">The short Project Gutenberg license in the <text:span text:style-name="T6">&lt;availability&gt;</text:span> tag.</text:p>
        </text:list-item>
      </text:list>
      <text:h text:style-name="P74"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17">URL</text:p>
            </table:table-cell>
            <table:table-cell table:style-name="Table1.B1" office:value-type="string">
              <text:p text:style-name="P17">Description</text:p>
            </table:table-cell>
          </table:table-row>
        </table:table-header-rows>
        <table:table-row>
          <table:table-cell table:style-name="Table1.A2" office:value-type="string">
            <text:p text:style-name="Standard"><text:span text:style-name="T22">h</text:span><text:a xlink:type="simple" xlink:href="http://www.gutenberg.org/dtd/teilite.dtd"><text:span text:style-name="T23">ttp://www.gutenberg.org/dtd/teilite.dtd</text:span></text:a></text:p>
          </table:table-cell>
          <table:table-cell table:style-name="Table1.B2" office:value-type="string">
            <text:p text:style-name="P40">The official teilite DTD.</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1"><text:a xlink:type="simple" xlink:href="http://www.gutenberg.org/xslt/tei2tei.xsl"><text:span text:style-name="T24">http://www.gutenberg.org/xslt/tei2tei.xsl</text:span></text:a></text:p>
          </table:table-cell>
          <table:table-cell table:style-name="Table1.B2" office:value-type="string">
            <text:p text:style-name="P32">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24">http://www.gutenberg.org/xslt/tei2html.xsl</text:span></text:a></text:p>
          </table:table-cell>
          <table:table-cell table:style-name="Table1.B2" office:value-type="string">
            <text:p text:style-name="P32">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24">http://www.gutenberg.org/xslt/messages.xml</text:span></text:a></text:p>
          </table:table-cell>
          <table:table-cell table:style-name="Table1.B2" office:value-type="string">
            <text:p text:style-name="P32">localized text strings, contains text string in various languages that will be used in the rendered HTML version of the text.</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http://www.gutenberg.org/css/gutenberg.css</text:p>
          </table:table-cell>
          <table:table-cell table:style-name="Table1.B2" office:value-type="string">
            <text:p text:style-name="P32">Main Gutenberg style sheet.</text:p>
          </table:table-cell>
        </table:table-row>
        <table:table-row>
          <table:table-cell table:style-name="Table1.A2" office:value-type="string">
            <text:p text:style-name="P1"><text:a xlink:type="simple" xlink:href="http://www.gutenberg.org/css/"><text:span text:style-name="T24">http://www.gutenberg.org/css/</text:span></text:a></text:p>
          </table:table-cell>
          <table:table-cell table:style-name="Table1.B2" office:value-type="string">
            <text:p text:style-name="P32"/>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2">Available Languages</text:p>
          </table:table-cell>
          <table:table-cell table:style-name="Table15.B1" office:value-type="string">
            <text:p text:style-name="P2">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eroen Hellingman</meta:initial-creator>
    <meta:creation-date>2004-10-22T09:27:59</meta:creation-date>
    <dc:creator>Jeroen Hellingman</dc:creator>
    <dc:date>2007-03-30T09:40:31</dc:date>
    <meta:printed-by>Jeroen Hellingman</meta:printed-by>
    <meta:print-date>2005-06-14T22:22:17</meta:print-date>
    <dc:language>en-US</dc:language>
    <meta:editing-cycles>709</meta:editing-cycles>
    <meta:editing-duration>PT19H28M33S</meta:editing-duration>
    <meta:user-defined meta:name="Info 1"/>
    <meta:user-defined meta:name="Info 2"/>
    <meta:user-defined meta:name="Info 3"/>
    <meta:user-defined meta:name="Info 4"/>
    <meta:document-statistic meta:table-count="18" meta:image-count="0" meta:object-count="0" meta:page-count="19" meta:paragraph-count="656" meta:word-count="7058" meta:character-count="41782"/>
  </office:meta>
</office:document-meta>
</file>